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FC0000008CCB488D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1" svg:font-family="'Lohit Hindi', 'Times New Roman'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2" svg:font-family="'WenQuanYi Micro Hei'" style:font-family-generic="modern" style:font-pitch="fixed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3" text:anchor-type="page" text:anchor-page-number="1" svg:x="0in" svg:y="11.0465in" svg:width="8.2681in" svg:height="0.6465in" draw:z-index="0">
        <draw:image xlink:href="Pictures/10000201000006FC0000008CCB488DC0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From: Emin Aksehirli</text:span></text:p>
      <text:p text:style-name="Standard"><text:span text:style-name="T1">ABCD lane, 3, Earth</text:span></text:p>
      <text:p text:style-name="P1"/>
      <text:p text:style-name="Standard"><text:span text:style-name="T1">Date:</text:span> <text:date style:data-style-name="N76" text:date-value="2012-11-29T23:06:06">November 29, 2012</text:date></text:p>
      <text:p text:style-name="Standard"/>
      <text:p text:style-name="Standard"/>
      <text:p text:style-name="Standard_20__28_user_29_">Dear <text:span text:style-name="T1">NAMESURNAME</text:span>,</text:p>
      <text:p text:style-name="Standard_20__28_user_29_"/>
      <text:p text:style-name="Standard">I am pleased to invite you to our planet to see the beauty of it. We are organizing a welcome event for all the extra-terrestrial people to get to know each other.</text:p>
      <text:p text:style-name="Standard"/>
      <text:p text:style-name="Standard">We will be happy to see you there.</text:p>
      <text:p text:style-name="Standard"/>
      <text:p text:style-name="Standard">Hope you will come in peace. </text:p>
      <text:p text:style-name="Standard"><draw:frame draw:style-name="fr1" draw:name="Frame2" text:anchor-type="paragraph" svg:x="0.8134in" svg:y="1.8744in" svg:width="1.6102in" draw:z-index="1"><draw:text-box fo:min-height="0.2756in"><text:p text:style-name="Frame_20_contents">Emin Aksehirli</text:p></draw:text-box></draw:frame><draw:frame draw:style-name="fr1" draw:name="Frame1" text:anchor-type="paragraph" svg:x="0.8134in" svg:y="0.7055in" svg:width="0.7772in" draw:z-index="2"><draw:text-box fo:min-height="0.2756in"><text:p text:style-name="Frame_20_contents">Sincerely,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1" svg:font-family="'Lohit Hindi', 'Times New Roman'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2" svg:font-family="'WenQuanYi Micro Hei'" style:font-family-generic="modern" style:font-pitch="fixed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2" style:font-size-asian="10pt" style:font-name-complex="Lohit Hindi3" style:font-size-complex="10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en" fo:country="US" style:letter-kerning="true" style:font-name-asian="WenQuanYi Micro Hei1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 Aksehirli</meta:initial-creator>
    <meta:creation-date>2012-09-26T14:41:16</meta:creation-date>
    <dc:date>2012-11-29T23:06:06</dc:date>
    <dc:creator>M. Aksehirli</dc:creator>
    <meta:editing-duration>PT42M37S</meta:editing-duration>
    <meta:editing-cycles>12</meta:editing-cycles>
    <meta:generator>LibreOffice/3.5$Linux_X86_64 LibreOffice_project/350m1$Build-2</meta:generator>
    <meta:document-statistic meta:table-count="0" meta:image-count="1" meta:object-count="0" meta:page-count="1" meta:paragraph-count="9" meta:word-count="62" meta:character-count="329" meta:non-whitespace-character-count="275"/>
  </office:meta>
</office:document-meta>
</file>